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ntarell" svg:font-family="Cantarel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 story 1: </text:p>
      <text:p text:style-name="Standard"/>
      <text:p text:style-name="Standard">Grace <text:span text:style-name="T1">cloned</text:span> her own “fancy-blog” repo locally. She then <text:span text:style-name="T1">checked out</text:span> a <text:span text:style-name="T1">branch</text:span> called “testing”. She realized she'd left out a README, so she <text:span text:style-name="T1">added</text:span> that to her repo. <text:s/>She then <text:span text:style-name="T1">committed</text:span> the change with the <text:span text:style-name="T1">message</text:span> “Added a README”, and then looked at the <text:span text:style-name="T1">log</text:span> to confirm her change was complete.</text:p>
      <text:p text:style-name="Standard"/>
      <text:p text:style-name="Standard"/>
      <text:p text:style-name="Standard">Git story 3: </text:p>
      <text:p text:style-name="Standard"/>
      <text:p text:style-name="Standard">Suzanne <text:span text:style-name="T1">pulled</text:span> a copy of her <text:span text:style-name="T1">master</text:span> branch from her <text:span text:style-name="T1">origin</text:span> repo. She checked the <text:span text:style-name="T1">log</text:span> to see what had changed recently. She <text:span text:style-name="T1">added</text:span> a file called LICENSE and <text:span text:style-name="T1">committed</text:span> the change with the message “Making sure people know what the license I'm using”. She realized there was an typo in the most recent commit in her log so she used <text:span text:style-name="T1">–amend</text:span> to fix the commit message. <text:s/>She then <text:span text:style-name="T1">pushed</text:span> her change to the <text:span text:style-name="T1">master</text:span> branch to her <text:span text:style-name="T1">origin</text:span> repo on Github.</text:p>
      <text:p text:style-name="Standard"/>
      <text:p text:style-name="Standard"/>
      <text:p text:style-name="Standard">Git story 5: <text:s/>(uses commands from multi-command flashcards)</text:p>
      <text:p text:style-name="Standard"/>
      <text:p text:style-name="Standard">Tamar checked <text:span text:style-name="T1">status</text:span> and saw that nothing locally had changed. She checked which <text:span text:style-name="T1">branch</text:span> she was currently in and it was the “master” branch. She <text:span text:style-name="T1">pulled</text:span><text:span text:style-name="T2"> the latest changes from her GitHub repo and </text:span><text:span text:style-name="T1">checked out</text:span><text:span text:style-name="T2"> a new branch called “update-colors”. She edited style.css and </text:span><text:span text:style-name="T1">added</text:span><text:span text:style-name="T2"> her change. She then </text:span><text:span text:style-name="T1">committed</text:span><text:span text:style-name="T2"> with the message “All hover text is now orange”. <text:s/>She </text:span><text:span text:style-name="T1">pushed</text:span><text:span text:style-name="T2"> her “update-colors” branch to the </text:span><text:span text:style-name="T1">origin</text:span><text:span text:style-name="T2"> repo, keeping the branch name the same.</text:span></text:p>
      <text:p text:style-name="Standard"/>
      <text:p text:style-name="Standard"/>
      <text:p text:style-name="P1">Git story 2: </text:p>
      <text:p text:style-name="Standard"/>
      <text:p text:style-name="Standard">Rose <text:span text:style-name="T1">created</text:span> a new repo. <text:s/>She <text:span text:style-name="T1">added</text:span> changes from a file called “best_dessert.py”. She made a change to best_dessert.py and then checked the <text:span text:style-name="T1">differences</text:span> using git. She <text:span text:style-name="T1">added</text:span> the change to “best_dessert.py”, and then <text:span text:style-name="T1">committed</text:span> the change with the message “Finally everyone will be able to find the best desserts”. </text:p>
      <text:p text:style-name="Standard"/>
      <text:p text:style-name="Standard"/>
      <text:p text:style-name="Standard">Git story 4: </text:p>
      <text:p text:style-name="Standard"/>
      <text:p text:style-name="Standard">Meghan <text:span text:style-name="T1">cloned</text:span><text:span text:style-name="T2"> her own “raspberrypi-project” repo locally. She then </text:span><text:span text:style-name="T1">checked out </text:span><text:span text:style-name="T2">a </text:span><text:span text:style-name="T1">branch</text:span><text:span text:style-name="T2"> called “adding-temperature”. She created a file called “measure_temperature.py” and </text:span><text:span text:style-name="T1">added</text:span><text:span text:style-name="T2"> it. She also updated her requirements.txt and </text:span><text:span text:style-name="T1">added</text:span><text:span text:style-name="T2"> that file. She checked for any remaining </text:span><text:span text:style-name="T1">differences</text:span><text:span text:style-name="T2"> in her branch, and found none. She </text:span><text:span text:style-name="T1">committed</text:span><text:span text:style-name="T2"> the changes with the message “Added temp measurement and new module requirements”. </text:span></text:p>
      <text:p text:style-name="Standard"/>
      <text:p text:style-name="Standard"/>
      <text:p text:style-name="Standard">Git story 6: <text:s/>(uses commands from multi-command flashcards)</text:p>
      <text:p text:style-name="Standard"/>
      <text:p text:style-name="Standard">Nicki checked which <text:span text:style-name="T1">branch</text:span> she was currently in. <text:s/>She was in master, so she <text:span text:style-name="T1">checked out</text:span> a new branch called “issue10-add-contact-form”. She <text:span text:style-name="T2">created</text:span> a file called form.py and <text:span text:style-name="T1">added</text:span> it to the repo. She made an another change to form.py. She looked at the <text:span text:style-name="T1">differences</text:span> after the change, and <text:span text:style-name="T1">added</text:span> the changes to form.py. She then <text:span text:style-name="T1">commited</text:span> the change with the message “Added a contact form to the blog”. She then <text:span text:style-name="T1">pushed</text:span> her <text:span text:style-name="T2">branch</text:span> “issue10-add-contact-form” to the <text:span text:style-name="T1">origin</text:span> repo, keeping the branch name the s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ntarell" svg:font-family="Cantarel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lena Deckelmann</meta:initial-creator>
    <meta:creation-date>2014-02-19T10:57:04</meta:creation-date>
    <dc:date>2014-02-19T12:04:57</dc:date>
    <dc:creator>Selena Deckelmann</dc:creator>
    <meta:editing-duration>PT1H7M53S</meta:editing-duration>
    <meta:editing-cycles>7</meta:editing-cycles>
    <meta:generator>OpenOffice/4.0.1$Unix OpenOffice.org_project/401m5$Build-9714</meta:generator>
    <meta:document-statistic meta:table-count="0" meta:image-count="0" meta:object-count="0" meta:page-count="2" meta:paragraph-count="12" meta:word-count="431" meta:character-count="2579"/>
  </office:meta>
</office:document-meta>
</file>